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min-width="0.709cm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min-width="0.709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min-width="0.434cm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min-width="0.637cm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min-width="0.365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dash" draw:stroke-dash="Dash_20_5" svg:stroke-width="0.079cm" svg:stroke-color="#000000" draw:marker-end="Arrowheads_20_8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dash" draw:stroke-dash="Dash_20_6" svg:stroke-width="0.079cm" svg:stroke-color="#000000" draw:marker-end="Arrowheads_20_8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dash" draw:stroke-dash="Dash_20_7" svg:stroke-width="0.079cm" svg:stroke-color="#000000" draw:marker-end="Arrowheads_20_8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dash" draw:stroke-dash="Dash_20_8" svg:stroke-width="0.079cm" svg:stroke-color="#000000" draw:marker-end="Arrowheads_20_8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dash" draw:stroke-dash="Dash_20_9" svg:stroke-width="0.079cm" svg:stroke-color="#000000" draw:marker-end="Arrowheads_20_9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dash" draw:stroke-dash="Dash_20_10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dash" draw:stroke-dash="Dash_20_11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dash" draw:stroke-dash="Dash_20_12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dash" draw:stroke-dash="Dash_20_13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dash" draw:stroke-dash="Dash_20_14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629cm" fo:padding-top="0.13cm" fo:padding-bottom="0.13cm" fo:padding-left="0.25cm" fo:padding-right="0.25cm" fo:wrap-option="no-wrap" draw:shadow="hidden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629cm" fo:padding-top="0.13cm" fo:padding-bottom="0.13cm" fo:padding-left="0.25cm" fo:padding-right="0.25cm" fo:wrap-option="no-wrap" draw:shadow="hidden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629cm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629cm" fo:padding-top="0.13cm" fo:padding-bottom="0.13cm" fo:padding-left="0.25cm" fo:padding-right="0.25cm" fo:wrap-option="no-wrap" draw:shadow="hidden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55cm" fo:min-width="5.649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dash" draw:stroke-dash="Dash_20_15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dash" draw:stroke-dash="Dash_20_16" svg:stroke-width="0.079cm" svg:stroke-color="#000000" draw:marker-end="Arrowheads_20_9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8" style:family="graphic" style:parent-style-name="standard">
      <style:graphic-properties draw:stroke="dash" draw:stroke-dash="Dash_20_17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dash" draw:stroke-dash="Dash_20_18" svg:stroke-width="0.079cm" svg:stroke-color="#000000" draw:marker-end="Arrowheads_20_9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dash" draw:stroke-dash="Dash_20_19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dash" draw:stroke-dash="Dash_20_20" svg:stroke-width="0.079cm" svg:stroke-color="#000000" draw:marker-end="Arrowheads_20_9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dash" draw:stroke-dash="Dash_20_21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dash" draw:stroke-dash="Dash_20_22" svg:stroke-width="0.079cm" svg:stroke-color="#000000" draw:marker-end="Arrowheads_20_9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55cm" fo:min-width="0.629cm" fo:padding-top="0.13cm" fo:padding-bottom="0.13cm" fo:padding-left="0.25cm" fo:padding-right="0.25cm" fo:wrap-option="no-wrap" draw:shadow="hidden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55cm" fo:min-width="0.629cm" fo:padding-top="0.13cm" fo:padding-bottom="0.13cm" fo:padding-left="0.25cm" fo:padding-right="0.25cm" fo:wrap-option="no-wrap" draw:shadow="hidden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55cm" fo:min-width="0.629cm" fo:padding-top="0.13cm" fo:padding-bottom="0.13cm" fo:padding-left="0.25cm" fo:padding-right="0.25cm" fo:wrap-option="no-wrap" draw:shadow="hidden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55cm" fo:min-width="0.629cm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solid" svg:stroke-width="0.079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017cm" fo:min-width="2.263cm" fo:padding-top="0.13cm" fo:padding-bottom="0.13cm" fo:padding-left="0.25cm" fo:padding-right="0.25cm" fo:wrap-option="no-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margin-top="0.793cm" fo:margin-bottom="0cm" fo:line-height="100%" fo:text-indent="0cm"/>
    </style:style>
    <style:style style:name="P4" style:family="paragraph">
      <style:paragraph-properties text:enable-numbering="false" fo:margin-left="0cm" fo:margin-right="0cm" fo:margin-top="0.793cm" fo:margin-bottom="0cm" fo:line-height="100%" fo:text-indent="0cm" style:writing-mode="lr-tb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text:enable-numbering="false" fo:margin-left="0cm" fo:margin-right="0cm" fo:line-height="100%" fo:text-indent="0cm" style:writing-mode="lr-tb"/>
    </style:style>
    <style:style style:name="P7" style:family="paragraph">
      <style:paragraph-properties fo:margin-left="0cm" fo:margin-right="0cm" fo:margin-top="0.282cm" fo:margin-bottom="0cm" fo:line-height="100%" fo:text-indent="0cm"/>
    </style:style>
    <style:style style:name="P8" style:family="paragraph">
      <style:paragraph-properties text:enable-numbering="false" fo:margin-left="0cm" fo:margin-right="0cm" fo:margin-top="0.282cm" fo:margin-bottom="0cm" fo:line-height="100%" fo:text-indent="0cm" style:writing-mode="lr-tb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text:enable-numbering="false" fo:margin-left="0cm" fo:margin-right="0cm" fo:line-height="100%" fo:text-align="center" fo:text-indent="0cm" style:writing-mode="lr-tb"/>
    </style:style>
    <style:style style:name="T1" style:family="text">
      <style:text-properties fo:font-size="36pt" fo:language="en" fo:country="GB" style:font-size-asian="36pt" style:font-size-complex="36pt"/>
    </style:style>
    <style:style style:name="T2" style:family="text">
      <style:text-properties fo:color="#3333cc" fo:font-size="32pt" fo:language="en" fo:country="GB" style:font-size-asian="32pt" style:font-size-complex="32pt"/>
    </style:style>
    <style:style style:name="T3" style:family="text">
      <style:text-properties fo:color="#ff0000" fo:font-size="32pt" fo:language="en" fo:country="GB" style:font-size-asian="32pt" style:font-size-complex="32pt"/>
    </style:style>
    <style:style style:name="T4" style:family="text">
      <style:text-properties fo:color="#ff0000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615cm" svg:height="1.614cm" svg:x="4.046cm" svg:y="11.1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draw:layer="layout" svg:width="1.615cm" svg:height="1.614cm" svg:x="10.434cm" svg:y="11.1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xml:id="id9" draw:id="id9" draw:layer="layout" svg:width="1.615cm" svg:height="1.614cm" svg:x="7.24cm" svg:y="1.27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xml:id="id1" draw:id="id1" draw:layer="layout" svg:width="1.614cm" svg:height="1.615cm" svg:x="2.534cm" svg:y="5.8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draw:layer="layout" svg:width="1.614cm" svg:height="1.614cm" svg:x="12.115cm" svg:y="5.64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2" draw:text-style-name="P2" draw:layer="layout" draw:type="line" svg:x1="3.341cm" svg:y1="7.427cm" svg:x2="4.282cm" svg:y2="11.428cm" draw:start-shape="id1" draw:start-glue-point="8" draw:end-shape="id2" draw:end-glue-point="5" svg:d="m3341 7427 941 4001">
          <text:p/>
        </draw:connector>
        <draw:line draw:style-name="gr3" draw:text-style-name="P2" draw:layer="layout" svg:x1="5.727cm" svg:y1="12.032cm" svg:x2="10.434cm" svg:y2="12.035cm">
          <text:p/>
        </draw:line>
        <draw:line draw:style-name="gr4" draw:text-style-name="P2" draw:layer="layout" svg:x1="12.79cm" svg:y1="7.325cm" svg:x2="11.607cm" svg:y2="11.192cm">
          <text:p/>
        </draw:line>
        <draw:line draw:style-name="gr4" draw:text-style-name="P2" draw:layer="layout" svg:x1="8.753cm" svg:y1="2.619cm" svg:x2="12.283cm" svg:y2="5.812cm">
          <text:p/>
        </draw:line>
        <draw:line draw:style-name="gr4" draw:text-style-name="P2" draw:layer="layout" svg:x1="3.71cm" svg:y1="5.816cm" svg:x2="7.409cm" svg:y2="2.448cm">
          <text:p/>
        </draw:line>
        <draw:line draw:style-name="gr4" draw:text-style-name="P2" draw:layer="layout" svg:x1="7.915cm" svg:y1="2.955cm" svg:x2="5.219cm" svg:y2="11.192cm">
          <text:p/>
        </draw:line>
        <draw:line draw:style-name="gr4" draw:text-style-name="P2" draw:layer="layout" svg:x1="7.913cm" svg:y1="2.787cm" svg:x2="10.602cm" svg:y2="11.359cm">
          <text:p/>
        </draw:line>
        <draw:line draw:style-name="gr4" draw:text-style-name="P2" draw:layer="layout" svg:x1="4.215cm" svg:y1="6.653cm" svg:x2="12.115cm" svg:y2="6.657cm">
          <text:p/>
        </draw:line>
        <draw:line draw:style-name="gr4" draw:text-style-name="P2" draw:layer="layout" svg:x1="5.223cm" svg:y1="11.195cm" svg:x2="12.283cm" svg:y2="6.649cm">
          <text:p/>
        </draw:line>
        <draw:line draw:style-name="gr4" draw:text-style-name="P2" draw:layer="layout" svg:x1="4.215cm" svg:y1="6.653cm" svg:x2="10.602cm" svg:y2="11.359cm">
          <text:p/>
        </draw:line>
        <draw:custom-shape draw:style-name="gr5" draw:text-style-name="P4" draw:layer="layout" svg:width="1.209cm" svg:height="1.785cm" svg:x="7.429cm" svg:y="1.074cm">
          <text:p text:style-name="P3"><text:span text:style-name="T1">p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209cm" svg:height="1.785cm" svg:x="12.303cm" svg:y="5.645cm">
          <text:p text:style-name="P3"><text:span text:style-name="T1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0.934cm" svg:height="1.785cm" svg:x="10.843cm" svg:y="11.092cm">
          <text:p text:style-name="P3"><text:span text:style-name="T1">r</text:span></text:p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1.137cm" svg:height="1.785cm" svg:x="4.314cm" svg:y="11.092cm">
          <text:p text:style-name="P3"><text:span text:style-name="T1">s</text:span></text:p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865cm" svg:height="1.785cm" svg:x="2.849cm" svg:y="5.712cm">
          <text:p text:style-name="P3"><text:span text:style-name="T1">t</text:span></text:p>
          <draw:enhanced-geometry svg:viewBox="0 0 21600 21600" draw:type="mso-spt202" draw:enhanced-path="M 0 0 L 21600 0 21600 21600 0 21600 0 0 Z N"/>
        </draw:custom-shape>
        <draw:connector draw:style-name="gr10" draw:text-style-name="P2" draw:layer="layout" draw:type="line" svg:x1="1.862cm" svg:y1="5.56cm" svg:x2="2.503cm" svg:y2="6.453cm" draw:start-shape="id3" draw:start-glue-point="1" svg:d="m1862 5560 641 893">
          <text:p/>
        </draw:connector>
        <draw:connector draw:style-name="gr11" draw:text-style-name="P2" draw:layer="layout" draw:type="line" svg:x1="3.374cm" svg:y1="10.771cm" svg:x2="4.015cm" svg:y2="11.664cm" draw:start-shape="id4" draw:start-glue-point="1" svg:d="m3374 10771 641 893">
          <text:p/>
        </draw:connector>
        <draw:connector draw:style-name="gr12" draw:text-style-name="P2" draw:layer="layout" draw:type="line" svg:x1="13.123cm" svg:y1="10.603cm" svg:x2="12.08cm" svg:y2="11.833cm" draw:start-shape="id5" draw:start-glue-point="3" svg:d="m13123 10603-1043 1230">
          <text:p/>
        </draw:connector>
        <draw:connector draw:style-name="gr13" draw:text-style-name="P2" draw:layer="layout" draw:type="line" svg:x1="14.122cm" svg:y1="4.109cm" svg:x2="13.729cm" svg:y2="6.452cm" draw:start-shape="id6" draw:start-glue-point="3" draw:end-shape="id7" draw:end-glue-point="10" svg:d="m14122 4109-393 2343">
          <text:p/>
        </draw:connector>
        <draw:connector draw:style-name="gr14" draw:text-style-name="P2" draw:layer="layout" draw:type="line" svg:x1="5.627cm" svg:y1="1.713cm" svg:x2="7.24cm" svg:y2="2.081cm" draw:start-shape="id8" draw:start-glue-point="2" draw:end-shape="id9" draw:end-glue-point="6" svg:d="m5627 1713 1613 368">
          <text:p/>
        </draw:connector>
        <draw:custom-shape draw:style-name="gr15" draw:text-style-name="P1" xml:id="id3" draw:id="id3" draw:layer="layout" svg:width="1.681cm" svg:height="1.513cm" svg:x="0.181cm" svg:y="4.8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4" draw:id="id4" draw:layer="layout" svg:width="1.681cm" svg:height="1.513cm" svg:x="1.693cm" svg:y="10.0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5" draw:id="id5" draw:layer="layout" svg:width="1.681cm" svg:height="1.512cm" svg:x="13.123cm" svg:y="9.8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6" draw:id="id6" draw:layer="layout" svg:width="1.681cm" svg:height="1.513cm" svg:x="14.122cm" svg:y="3.35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81cm" svg:height="1.513cm" draw:transform="rotate (-3.14141812066519) translate (6.402cm 1.61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xml:id="id8" draw:id="id8" draw:layer="layout" svg:width="1.069cm" svg:height="1.615cm" svg:x="5.093cm" svg:y="0.098cm">
          <text:p text:style-name="P5"><text:span text:style-name="T2">5</text:span></text:p>
          <draw:enhanced-geometry svg:viewBox="0 0 21600 21600" draw:type="mso-spt202" draw:enhanced-path="M 0 0 L 21600 0 21600 21600 0 21600 0 0 Z N"/>
        </draw:custom-shape>
        <draw:custom-shape draw:style-name="gr21" draw:text-style-name="P6" draw:layer="layout" svg:width="1.129cm" svg:height="1.615cm" svg:x="14.41cm" svg:y="3.395cm">
          <text:p text:style-name="P5"><text:span text:style-name="T2">7</text:span></text:p>
          <draw:enhanced-geometry svg:viewBox="0 0 21600 21600" draw:type="mso-spt202" draw:enhanced-path="M 0 0 L 21600 0 21600 21600 0 21600 0 0 Z N"/>
        </draw:custom-shape>
        <draw:custom-shape draw:style-name="gr22" draw:text-style-name="P6" draw:layer="layout" svg:width="1.129cm" svg:height="1.615cm" svg:x="13.325cm" svg:y="9.847cm">
          <text:p text:style-name="P5"><text:span text:style-name="T2">8</text:span></text:p>
          <draw:enhanced-geometry svg:viewBox="0 0 21600 21600" draw:type="mso-spt202" draw:enhanced-path="M 0 0 L 21600 0 21600 21600 0 21600 0 0 Z N"/>
        </draw:custom-shape>
        <draw:custom-shape draw:style-name="gr23" draw:text-style-name="P6" draw:layer="layout" svg:width="1.129cm" svg:height="1.615cm" svg:x="1.892cm" svg:y="10.015cm">
          <text:p text:style-name="P5"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1.129cm" svg:height="1.615cm" svg:x="0.379cm" svg:y="4.804cm">
          <text:p text:style-name="P5"><text:span text:style-name="T2">8</text:span></text:p>
          <draw:enhanced-geometry svg:viewBox="0 0 21600 21600" draw:type="mso-spt202" draw:enhanced-path="M 0 0 L 21600 0 21600 21600 0 21600 0 0 Z N"/>
        </draw:custom-shape>
        <draw:custom-shape draw:style-name="gr25" draw:text-style-name="P8" draw:layer="layout" svg:width="6.149cm" svg:height="1.615cm" svg:x="-0.18cm" svg:y="2.021cm">
          <text:p text:style-name="P7"><text:span text:style-name="T3">Consensus</text:span></text:p>
          <draw:enhanced-geometry svg:viewBox="0 0 21600 21600" draw:type="mso-spt202" draw:enhanced-path="M 0 0 L 21600 0 21600 21600 0 21600 0 0 Z N"/>
        </draw:custom-shape>
        <draw:custom-shape draw:style-name="gr26" draw:text-style-name="P1" xml:id="id10" draw:id="id10" draw:layer="layout" svg:width="1.681cm" svg:height="1.513cm" svg:x="0.181cm" svg:y="7.325cm">
          <text:p/>
          <draw:enhanced-geometry svg:viewBox="0 0 21600 21600" draw:type="rectangle" draw:enhanced-path="M 0 0 L 21600 0 21600 21600 0 21600 0 0 Z N"/>
        </draw:custom-shape>
        <draw:connector draw:style-name="gr27" draw:text-style-name="P2" draw:layer="layout" draw:type="line" svg:x1="2.503cm" svg:y1="6.622cm" svg:x2="1.862cm" svg:y2="8.081cm" draw:end-shape="id10" draw:end-glue-point="1" svg:d="m2503 6622-641 1459">
          <text:p/>
        </draw:connector>
        <draw:custom-shape draw:style-name="gr28" draw:text-style-name="P1" xml:id="id11" draw:id="id11" draw:layer="layout" svg:width="1.681cm" svg:height="1.513cm" svg:x="1.693cm" svg:y="12.436cm">
          <text:p/>
          <draw:enhanced-geometry svg:viewBox="0 0 21600 21600" draw:type="rectangle" draw:enhanced-path="M 0 0 L 21600 0 21600 21600 0 21600 0 0 Z N"/>
        </draw:custom-shape>
        <draw:connector draw:style-name="gr29" draw:text-style-name="P2" draw:layer="layout" draw:type="line" svg:x1="4.015cm" svg:y1="11.833cm" svg:x2="3.374cm" svg:y2="13.192cm" draw:end-shape="id11" draw:end-glue-point="1" svg:d="m4015 11833-641 1359">
          <text:p/>
        </draw:connector>
        <draw:custom-shape draw:style-name="gr30" draw:text-style-name="P1" xml:id="id12" draw:id="id12" draw:layer="layout" svg:width="1.681cm" svg:height="1.513cm" svg:x="13.123cm" svg:y="12.368cm">
          <text:p/>
          <draw:enhanced-geometry svg:viewBox="0 0 21600 21600" draw:type="rectangle" draw:enhanced-path="M 0 0 L 21600 0 21600 21600 0 21600 0 0 Z N"/>
        </draw:custom-shape>
        <draw:connector draw:style-name="gr31" draw:text-style-name="P2" draw:layer="layout" draw:type="line" svg:x1="12.08cm" svg:y1="12cm" svg:x2="13.123cm" svg:y2="13.124cm" draw:end-shape="id12" draw:end-glue-point="3" svg:d="m12080 12000 1043 1124">
          <text:p/>
        </draw:connector>
        <draw:custom-shape draw:style-name="gr32" draw:text-style-name="P1" draw:layer="layout" svg:width="1.681cm" svg:height="1.513cm" draw:transform="rotate (-3.12413936107045) translate (11.458cm 1.595cm)">
          <text:p/>
          <draw:enhanced-geometry svg:viewBox="0 0 21600 21600" draw:type="rectangle" draw:enhanced-path="M 0 0 L 21600 0 21600 21600 0 21600 0 0 Z N"/>
        </draw:custom-shape>
        <draw:connector draw:style-name="gr33" draw:text-style-name="P2" draw:layer="layout" draw:type="line" svg:x1="8.855cm" svg:y1="2.081cm" svg:x2="10.524cm" svg:y2="1.713cm" draw:start-shape="id9" draw:start-glue-point="10" draw:end-shape="id13" draw:end-glue-point="2" svg:d="m8855 2081 1669-368">
          <text:p/>
        </draw:connector>
        <draw:custom-shape draw:style-name="gr34" draw:text-style-name="P10" draw:layer="layout" svg:width="1.129cm" svg:height="1.615cm" svg:x="0.379cm" svg:y="7.494cm">
          <text:p text:style-name="P9"><text:span text:style-name="T3">5</text:span></text:p>
          <draw:enhanced-geometry svg:viewBox="0 0 21600 21600" draw:type="mso-spt202" draw:enhanced-path="M 0 0 L 21600 0 21600 21600 0 21600 0 0 Z N"/>
        </draw:custom-shape>
        <draw:custom-shape draw:style-name="gr35" draw:text-style-name="P10" draw:layer="layout" svg:width="1.129cm" svg:height="1.615cm" svg:x="13.325cm" svg:y="12.536cm">
          <text:p text:style-name="P9"><text:span text:style-name="T3">5</text:span></text:p>
          <draw:enhanced-geometry svg:viewBox="0 0 21600 21600" draw:type="mso-spt202" draw:enhanced-path="M 0 0 L 21600 0 21600 21600 0 21600 0 0 Z N"/>
        </draw:custom-shape>
        <draw:custom-shape draw:style-name="gr36" draw:text-style-name="P10" draw:layer="layout" svg:width="1.129cm" svg:height="1.615cm" svg:x="1.992cm" svg:y="12.436cm">
          <text:p text:style-name="P9"><text:span text:style-name="T3">5</text:span></text:p>
          <draw:enhanced-geometry svg:viewBox="0 0 21600 21600" draw:type="mso-spt202" draw:enhanced-path="M 0 0 L 21600 0 21600 21600 0 21600 0 0 Z N"/>
        </draw:custom-shape>
        <draw:custom-shape draw:style-name="gr37" draw:text-style-name="P10" xml:id="id13" draw:id="id13" draw:layer="layout" svg:width="1.129cm" svg:height="1.615cm" svg:x="9.96cm" svg:y="0.098cm">
          <text:p text:style-name="P9"><text:span text:style-name="T3">5</text:span></text:p>
          <draw:enhanced-geometry svg:viewBox="0 0 21600 21600" draw:type="mso-spt202" draw:enhanced-path="M 0 0 L 21600 0 21600 21600 0 21600 0 0 Z N"/>
        </draw:custom-shape>
        <draw:g>
          <draw:custom-shape draw:style-name="gr38" draw:text-style-name="P1" xml:id="id7" draw:id="id7" draw:layer="layout" svg:width="1.614cm" svg:height="1.614cm" svg:x="12.115cm" svg:y="5.64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10" draw:layer="layout" svg:width="2.763cm" svg:height="1.277cm" svg:x="13.347cm" svg:y="6.821cm">
            <text:p text:style-name="P9"><text:span text:style-name="T4">Crash!</text:span></text:p>
            <draw:enhanced-geometry svg:viewBox="0 0 21600 21600" draw:type="mso-spt202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86" draw:display-name="Arrowheads 86" svg:viewBox="0 0 237 237" svg:d="m118 0 119 237h-237z"/>
    <draw:marker draw:name="Arrowheads_20_87" draw:display-name="Arrowheads 87" svg:viewBox="0 0 237 237" svg:d="m118 0 119 237h-237z"/>
    <draw:marker draw:name="Arrowheads_20_88" draw:display-name="Arrowheads 88" svg:viewBox="0 0 237 237" svg:d="m118 0 119 237h-237z"/>
    <draw:marker draw:name="Arrowheads_20_89" draw:display-name="Arrowheads 89" svg:viewBox="0 0 237 237" svg:d="m118 0 119 237h-237z"/>
    <draw:marker draw:name="Arrowheads_20_90" draw:display-name="Arrowheads 90" svg:viewBox="0 0 237 237" svg:d="m118 0 119 237h-237z"/>
    <draw:marker draw:name="Arrowheads_20_91" draw:display-name="Arrowheads 91" svg:viewBox="0 0 237 237" svg:d="m118 0 119 237h-237z"/>
    <draw:marker draw:name="Arrowheads_20_92" draw:display-name="Arrowheads 92" svg:viewBox="0 0 237 237" svg:d="m118 0 119 237h-237z"/>
    <draw:marker draw:name="Arrowheads_20_93" draw:display-name="Arrowheads 93" svg:viewBox="0 0 237 237" svg:d="m118 0 119 237h-237z"/>
    <draw:marker draw:name="Arrowheads_20_94" draw:display-name="Arrowheads 94" svg:viewBox="0 0 237 237" svg:d="m118 0 119 237h-237z"/>
    <draw:stroke-dash draw:name="Dash_20_10" draw:display-name="Dash 10" draw:style="rect" draw:dots1="1" draw:dots1-length="0.053cm" draw:distance="0.053cm"/>
    <draw:stroke-dash draw:name="Dash_20_11" draw:display-name="Dash 11" draw:style="rect" draw:dots1="1" draw:dots1-length="0.053cm" draw:distance="0.053cm"/>
    <draw:stroke-dash draw:name="Dash_20_12" draw:display-name="Dash 12" draw:style="rect" draw:dots1="1" draw:dots1-length="0.053cm" draw:distance="0.053cm"/>
    <draw:stroke-dash draw:name="Dash_20_13" draw:display-name="Dash 13" draw:style="rect" draw:dots1="1" draw:dots1-length="0.053cm" draw:distance="0.053cm"/>
    <draw:stroke-dash draw:name="Dash_20_14" draw:display-name="Dash 14" draw:style="rect" draw:dots1="1" draw:dots1-length="0.053cm" draw:distance="0.053cm"/>
    <draw:stroke-dash draw:name="Dash_20_15" draw:display-name="Dash 15" draw:style="rect" draw:dots1="1" draw:dots1-length="0.053cm" draw:distance="0.053cm"/>
    <draw:stroke-dash draw:name="Dash_20_16" draw:display-name="Dash 16" draw:style="rect" draw:dots1="1" draw:dots1-length="0.079cm" draw:distance="0.079cm"/>
    <draw:stroke-dash draw:name="Dash_20_17" draw:display-name="Dash 17" draw:style="rect" draw:dots1="1" draw:dots1-length="0.053cm" draw:distance="0.053cm"/>
    <draw:stroke-dash draw:name="Dash_20_18" draw:display-name="Dash 18" draw:style="rect" draw:dots1="1" draw:dots1-length="0.079cm" draw:distance="0.079cm"/>
    <draw:stroke-dash draw:name="Dash_20_19" draw:display-name="Dash 19" draw:style="rect" draw:dots1="1" draw:dots1-length="0.053cm" draw:distance="0.053cm"/>
    <draw:stroke-dash draw:name="Dash_20_20" draw:display-name="Dash 20" draw:style="rect" draw:dots1="1" draw:dots1-length="0.079cm" draw:distance="0.079cm"/>
    <draw:stroke-dash draw:name="Dash_20_21" draw:display-name="Dash 21" draw:style="rect" draw:dots1="1" draw:dots1-length="0.053cm" draw:distance="0.053cm"/>
    <draw:stroke-dash draw:name="Dash_20_22" draw:display-name="Dash 22" draw:style="rect" draw:dots1="1" draw:dots1-length="0.079cm" draw:distance="0.079cm"/>
    <draw:stroke-dash draw:name="Dash_20_5" draw:display-name="Dash 5" draw:style="rect" draw:dots1="1" draw:dots1-length="0.079cm" draw:distance="0.079cm"/>
    <draw:stroke-dash draw:name="Dash_20_6" draw:display-name="Dash 6" draw:style="rect" draw:dots1="1" draw:dots1-length="0.079cm" draw:distance="0.079cm"/>
    <draw:stroke-dash draw:name="Dash_20_7" draw:display-name="Dash 7" draw:style="rect" draw:dots1="1" draw:dots1-length="0.079cm" draw:distance="0.079cm"/>
    <draw:stroke-dash draw:name="Dash_20_8" draw:display-name="Dash 8" draw:style="rect" draw:dots1="1" draw:dots1-length="0.079cm" draw:distance="0.079cm"/>
    <draw:stroke-dash draw:name="Dash_20_9" draw:display-name="Dash 9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7T15:46:51</meta:creation-date>
    <dc:date>2011-09-27T15:52:42</dc:date>
    <dc:creator>Alberto Montresor</dc:creator>
    <meta:editing-duration>PT5M51S</meta:editing-duration>
    <meta:editing-cycles>3</meta:editing-cycles>
    <meta:generator>OpenOffice.org/3.3$Unix OpenOffice.org_project/330m20$Build-9567</meta:generator>
    <meta:document-statistic meta:object-count="51"/>
  </office:meta>
</office:document-meta>
</file>